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paragraph-properties fo:text-align="end" style:justify-single-word="false"/>
      <style:text-properties officeooo:rsid="001bb016" officeooo:paragraph-rsid="001bb016"/>
    </style:style>
    <style:style style:name="P6" style:family="paragraph" style:parent-style-name="Standard" style:master-page-name="First_20_Page">
      <style:paragraph-properties fo:line-height="150%" fo:text-align="center" style:justify-single-word="false" style:page-number="auto"/>
      <style:text-properties style:font-name="Arial" fo:font-size="54pt" style:text-underline-style="solid" style:text-underline-width="auto" style:text-underline-color="font-color" fo:font-weight="bold" officeooo:rsid="001a6f3b" officeooo:paragraph-rsid="001a6f3b" style:font-size-asian="54pt" style:font-weight-asian="bold" style:font-size-complex="54pt" style:font-weight-complex="bold"/>
    </style:style>
    <style:style style:name="P7" style:family="paragraph" style:parent-style-name="Standard">
      <style:paragraph-properties fo:line-height="150%" fo:text-align="center" style:justify-single-word="false"/>
      <style:text-properties style:font-name="Arial" fo:font-size="24pt" style:text-underline-style="none" fo:font-weight="normal" officeooo:rsid="001a6f3b" officeooo:paragraph-rsid="001a6f3b" style:font-size-asian="21pt" style:font-weight-asian="normal" style:font-size-complex="24pt" style:font-weight-complex="normal"/>
    </style:style>
    <style:style style:name="P8" style:family="paragraph" style:parent-style-name="Standard">
      <style:paragraph-properties fo:line-height="150%" fo:text-align="center" style:justify-single-word="false"/>
      <style:text-properties style:font-name="Arial" fo:font-size="26pt" style:text-underline-style="none" fo:font-weight="normal" officeooo:rsid="001a6f3b" officeooo:paragraph-rsid="001a6f3b" style:font-size-asian="26pt" style:font-weight-asian="normal" style:font-size-complex="26pt" style:font-weight-complex="normal"/>
    </style:style>
    <style:style style:name="P9"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1bb016" officeooo:paragraph-rsid="001d31b6" style:font-size-asian="26pt" style:font-weight-asian="bold" style:font-size-complex="26pt" style:font-weight-complex="bold"/>
    </style:style>
    <style:style style:name="P10"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259520" officeooo:paragraph-rsid="00259520" style:font-size-asian="22.75pt" style:font-weight-asian="bold" style:font-size-complex="26pt" style:font-weight-complex="bold"/>
    </style:style>
    <style:style style:name="P11" style:family="paragraph" style:parent-style-name="Standard">
      <style:paragraph-properties fo:line-height="150%" fo:text-align="center" style:justify-single-word="false"/>
      <style:text-properties style:font-name="Arial" fo:font-size="26pt" style:text-underline-style="solid" style:text-underline-width="auto" style:text-underline-color="font-color" fo:font-weight="bold" officeooo:rsid="00259520" officeooo:paragraph-rsid="0027e198" style:font-size-asian="22.75pt" style:font-weight-asian="bold" style:font-size-complex="26pt" style:font-weight-complex="bold"/>
    </style:style>
    <style:style style:name="P12" style:family="paragraph" style:parent-style-name="Standard">
      <style:paragraph-properties fo:line-height="150%" fo:text-align="center" style:justify-single-word="false">
        <style:tab-stops/>
      </style:paragraph-properties>
      <style:text-properties style:font-name="Arial" fo:font-size="26pt" style:text-underline-style="solid" style:text-underline-width="auto" style:text-underline-color="font-color" fo:font-weight="bold" officeooo:rsid="00259520" officeooo:paragraph-rsid="0028a616" style:font-size-asian="22.75pt" style:font-weight-asian="bold" style:font-size-complex="26pt" style:font-weight-complex="bold"/>
    </style:style>
    <style:style style:name="P13" style:family="paragraph" style:parent-style-name="Standard">
      <style:paragraph-properties fo:line-height="150%" fo:text-align="start" style:justify-single-word="false"/>
      <style:text-properties style:font-name="Arial" fo:font-size="20pt" style:text-underline-style="none" fo:font-weight="bold" officeooo:rsid="001bb016" officeooo:paragraph-rsid="001bb016" style:font-size-asian="20pt" style:font-weight-asian="bold" style:font-size-complex="20pt" style:font-weight-complex="bold"/>
    </style:style>
    <style:style style:name="P14" style:family="paragraph" style:parent-style-name="Standard">
      <style:paragraph-properties fo:line-height="150%" fo:text-align="center" style:justify-single-word="false"/>
      <style:text-properties style:font-name="Arial" fo:font-size="12pt" style:text-underline-style="none" fo:font-weight="normal" officeooo:rsid="001a6f3b" officeooo:paragraph-rsid="001a6f3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normal" officeooo:rsid="001f3d64" officeooo:paragraph-rsid="001f3d64"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5952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none" fo:font-weight="normal" officeooo:rsid="00259520" officeooo:paragraph-rsid="0027e19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none" fo:font-weight="normal" officeooo:rsid="0027e198" officeooo:paragraph-rsid="0027e198"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style:text-underline-style="none" fo:font-weight="normal" officeooo:rsid="001bb016" officeooo:paragraph-rsid="001bb016"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style:text-underline-style="none" fo:font-weight="normal" officeooo:rsid="001be892" officeooo:paragraph-rsid="001be892"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ab-stops/>
      </style:paragraph-properties>
      <style:text-properties style:font-name="Arial" fo:font-size="12pt" fo:font-style="normal" style:text-underline-style="none" fo:font-weight="normal" officeooo:rsid="0028a616" officeooo:paragraph-rsid="0028a616"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start" style:justify-single-word="false"/>
      <style:text-properties style:font-name="Arial" fo:font-size="10.5pt" style:text-underline-style="solid" style:text-underline-width="auto" style:text-underline-color="font-color" fo:font-weight="normal" officeooo:rsid="001bb016" officeooo:paragraph-rsid="001bb016" style:font-size-asian="9.14999961853027pt" style:font-weight-asian="normal" style:font-size-complex="10.5pt" style:font-weight-complex="normal"/>
    </style:style>
    <style:style style:name="P23" style:family="paragraph" style:parent-style-name="Standard">
      <style:paragraph-properties fo:line-height="150%" fo:text-align="justify" style:justify-single-word="false"/>
      <style:text-properties style:font-name="Arial" fo:font-size="15pt" style:text-underline-style="none" fo:font-weight="normal" officeooo:rsid="001be892" officeooo:paragraph-rsid="001be892" style:font-size-asian="13.1000003814697pt" style:font-weight-asian="normal" style:font-size-complex="15pt" style:font-weight-complex="normal"/>
    </style:style>
    <style:style style:name="P24" style:family="paragraph" style:parent-style-name="Standard">
      <style:paragraph-properties fo:line-height="150%" fo:text-align="justify" style:justify-single-word="false"/>
      <style:text-properties style:font-name="Arial" fo:font-size="15pt" style:text-underline-style="none" fo:font-weight="normal" officeooo:rsid="001bb016" officeooo:paragraph-rsid="001bb016" style:font-size-asian="13.1000003814697pt" style:font-weight-asian="normal" style:font-size-complex="15pt" style:font-weight-complex="normal"/>
    </style:style>
    <style:style style:name="P25" style:family="paragraph" style:parent-style-name="Standard">
      <style:paragraph-properties fo:line-height="150%" fo:text-align="start" style:justify-single-word="false"/>
      <style:text-properties style:font-name="Arial" fo:font-size="13pt" style:text-underline-style="none" fo:font-weight="normal" officeooo:rsid="001bb016" officeooo:paragraph-rsid="001bb016" style:font-size-asian="11.3500003814697pt" style:font-weight-asian="normal" style:font-size-complex="13pt" style:font-weight-complex="normal"/>
    </style:style>
    <style:style style:name="P26" style:family="paragraph" style:parent-style-name="Standard">
      <style:paragraph-properties fo:line-height="150%" fo:text-align="start" style:justify-single-word="false"/>
      <style:text-properties style:font-name="Arial" fo:font-size="13pt" style:text-underline-style="none" fo:font-weight="normal" officeooo:rsid="001bb016" officeooo:paragraph-rsid="001d31b6" style:font-size-asian="11.3500003814697pt" style:font-weight-asian="normal" style:font-size-complex="13pt" style:font-weight-complex="normal"/>
    </style:style>
    <style:style style:name="P27" style:family="paragraph" style:parent-style-name="Standard">
      <style:paragraph-properties fo:line-height="150%" fo:text-align="start" style:justify-single-word="false">
        <style:tab-stops/>
      </style:paragraph-properties>
      <style:text-properties style:font-name="Arial" fo:font-size="18pt" fo:font-style="normal" style:text-underline-style="none" fo:font-weight="bold" officeooo:rsid="0028a616" officeooo:paragraph-rsid="0028a616" style:font-size-asian="15.75pt" style:font-style-asian="normal" style:font-weight-asian="bold" style:font-size-complex="18pt" style:font-style-complex="normal" style:font-weight-complex="bold"/>
    </style:style>
    <style:style style:name="T1" style:family="text">
      <style:text-properties officeooo:rsid="001d31b6"/>
    </style:style>
    <style:style style:name="T2" style:family="text">
      <style:text-properties fo:background-color="#ffffff" loext:char-shading-value="0"/>
    </style:style>
    <style:style style:name="T3" style:family="text">
      <style:text-properties style:font-name="Arial"/>
    </style:style>
    <style:style style:name="T4" style:family="text">
      <style:text-properties officeooo:rsid="001bb016"/>
    </style:style>
    <style:style style:name="T5" style:family="text">
      <style:text-properties officeooo:rsid="001fc6d2"/>
    </style:style>
    <style:style style:name="T6" style:family="text">
      <style:text-properties officeooo:rsid="0022d1db"/>
    </style:style>
    <style:style style:name="T7" style:family="text">
      <style:text-properties officeooo:rsid="0022f2c0"/>
    </style:style>
    <style:style style:name="T8" style:family="text">
      <style:text-properties officeooo:rsid="0023ca05"/>
    </style:style>
    <style:style style:name="T9" style:family="text">
      <style:text-properties officeooo:rsid="0026813f"/>
    </style:style>
    <style:style style:name="T10" style:family="text">
      <style:text-properties officeooo:rsid="0027e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tokoll</text:p>
      <text:p text:style-name="P7"/>
      <text:p text:style-name="P8">„JumpKing“ programmiert in Java</text:p>
      <text:p text:style-name="P7"/>
      <text:p text:style-name="P7"/>
      <text:p text:style-name="P7"/>
      <text:p text:style-name="P7">Bild </text:p>
      <text:p text:style-name="P7"/>
      <text:p text:style-name="P7"/>
      <text:p text:style-name="P7"/>
      <text:p text:style-name="P7"/>
      <text:p text:style-name="P7"/>
      <text:p text:style-name="P7"/>
      <text:p text:style-name="P7"/>
      <text:p text:style-name="P7"/>
      <text:p text:style-name="P14"/>
      <text:p text:style-name="P14"/>
      <text:p text:style-name="P13"><text:soft-page-break/>Inhaltsverzeichnis</text:p>
      <text:p text:style-name="P22"/>
      <text:p text:style-name="P19">Aufgabenbeschreibung………………………………………………………………. <text:span text:style-name="T1">3</text:span></text:p>
      <text:p text:style-name="P19">Prozessbeschreibung………………………………………………………………….4</text:p>
      <text:p text:style-name="P20">Entwicklerdokumentation…………………………………………………………….. 69</text:p>
      <text:p text:style-name="P20">Kundendokumentation…………………………………………………………...…..… 69</text:p>
      <text:p text:style-name="P20"/>
      <text:p text:style-name="P20"/>
      <text:p text:style-name="P23"/>
      <text:p text:style-name="P23"/>
      <text:p text:style-name="P23"/>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text:soft-page-break/>Aufgabenbeschreibung</text:p>
      <text:p text:style-name="P26"/>
      <text:p text:style-name="P15">Das Programm ist ein „Jump’n Run Plattformer“ Spiel ,in welchem es darum geht die Spitze zu erreichen. <text:span text:style-name="T5">Das Spiel wird gestartet indem man auf „Play“ im Menü drückt. Durch den „Shop“ Knopf wird sich dieser öffnen, in welchem man ,durch im Spiel zu findende Münzen, einen Skin erwerben kann. </text:span><text:span text:style-name="T6">Sobald man </text:span><text:span text:style-name="T7">das Spiel gestartet hat kann man sich mit den Pfeiltasten bewegen und mit Leertaste </text:span><text:span text:style-name="T8">springen, in Kombination der beiden Tasten auch nach Links oder Rechts springen. Man muss immer auf die nächst höhere Plattform springen und wenn man die höchste Plattform der „Stage“ erreicht hat muss man aus dem Bildschirm oben raus springen um in die nächste „Stage“ zu gelangen. In der Obersten Plattform findet man eine Krone vor, welche man einsammeln kann und das Spiel durchgespielt ha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oft-page-break/>Prozessbeschreibung</text:p>
      <text:p text:style-name="P16"/>
      <text:p text:style-name="P17">Unsere Teamstruktur war nicht klar auf die typischen SCRUM-Rollen aufgeteilt, <text:span text:style-name="T9">jeder hat Ideen und Anforderungen für das Programm eingebracht. Die Aufgaben hat sich jeder selbst ausgesucht und bearbeitet, allerdings wurde das SCRUM-Board um bei diesem Vorgehen zu helfen vernachlässigt, </text:span><text:span text:style-name="T10">weil auch viele Ideen während dem Programmieren dazu kamen. Das hat aber durch gute Absprachen und ein Team aus nur 4 Personen nicht viele Schwierigkeiten besorgt. Bis sich aber eine Struktur gefunden hat, hat es doch einige</text:span></text:p>
      <text:p text:style-name="P17"><text:span text:style-name="T10">Zeit gebraucht durch die fehlende Erfahrung und schlechte Absprache am Start wie man sich um Sachen kümmert. Dies hat sich erst im Lauf der Zeit gezeigt wie man mit Problemen am effizientesten umgeht. Somit hat man jetzt auch das Wissen welche Anforderungen man an ein Projekt stellen kann welche für einen erreichbar sind und wie man am besten als Team diese erreicht.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oft-page-break/>Entwicklerdokumentation</text:p>
      <text:p text:style-name="P16"/>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oft-page-break/>Kundendokumentation</text:p>
      <text:p text:style-name="P12"/>
      <text:p text:style-name="P27">Sinn der Anwendung</text:p>
      <text:p text:style-name="P21">Das Programm ist ein „Jump’n Run“ Spiel in welchem der Sinn darin liegt seine Fähigkeiten im diesem Spiel Genre zu beweisen und das Spiel zu beenden. Es soll den Ehrgeiz anregen so lange weiter zu probier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5.669cm" style:rel-column-width="21854*"/>
    </style:style>
    <style:style style:name="Tabelle2.B" style:family="table-column">
      <style:table-column-properties style:column-width="5.664cm" style:rel-column-width="21833*"/>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MP1" style:family="paragraph" style:parent-style-name="List_20_Contents">
      <style:paragraph-properties fo:text-align="center" style:justify-single-word="false"/>
    </style:style>
    <style:style style:name="MP2" style:family="paragraph" style:parent-style-name="Table_20_Contents">
      <style:text-properties style:font-name="Arial"/>
    </style:style>
    <style:style style:name="MP3" style:family="paragraph" style:parent-style-name="Table_20_Contents">
      <style:paragraph-properties fo:text-align="center" style:justify-single-word="false"/>
      <style:text-properties style:font-name="Arial"/>
    </style:style>
    <style:style style:name="MP4" style:family="paragraph" style:parent-style-name="Table_20_Contents">
      <style:paragraph-properties fo:text-align="end" style:justify-single-word="false"/>
      <style:text-properties officeooo:rsid="001bb016" officeooo:paragraph-rsid="001bb016"/>
    </style:style>
    <style:style style:name="MP5" style:family="paragraph" style:parent-style-name="Table_20_Contents">
      <style:paragraph-properties fo:text-align="center" style:justify-single-word="false"/>
    </style:style>
    <style:style style:name="MT1" style:family="text">
      <style:text-properties officeooo:rsid="001d31b6"/>
    </style:style>
    <style:style style:name="MT2" style:family="text">
      <style:text-properties fo:background-color="#ffffff" loext:char-shading-value="0"/>
    </style:style>
    <style:style style:name="MT3" style:family="text">
      <style:text-properties style:font-name="Arial"/>
    </style:style>
    <style:style style:name="MT4" style:family="text">
      <style:text-properties officeooo:rsid="001bb0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2" table:style-name="Tabelle2">
          <table:table-column table:style-name="Tabelle2.A"/>
          <table:table-column table:style-name="Tabelle2.B"/>
          <table:table-column table:style-name="Tabelle2.C"/>
          <table:table-row table:style-name="TableLine201000008">
            <table:table-cell table:style-name="Tabelle2.A1" office:value-type="string">
              <text:p text:style-name="MP2"/>
            </table:table-cell>
            <table:table-cell table:style-name="Tabelle2.A1" office:value-type="string">
              <text:p text:style-name="MP3">Projektdokumentation </text:p>
            </table:table-cell>
            <table:table-cell table:style-name="Tabelle2.C1" office:value-type="string">
              <text:p text:style-name="MP4">22.06.2022</text:p>
            </table:table-cell>
          </table:table-row>
          <table:table-row table:style-name="TableLine200997728">
            <table:table-cell table:style-name="Tabelle2.A2" office:value-type="string">
              <text:p text:style-name="Table_20_Contents"><text:span text:style-name="MT3">Lehrkraft: Herr Herburger</text:span> </text:p>
            </table:table-cell>
            <table:table-cell table:style-name="Tabelle2.A2" office:value-type="string">
              <text:p text:style-name="MP5">„<text:span text:style-name="MT4">JumpKing“</text:span></text:p>
            </table:table-cell>
            <table:table-cell table:style-name="Tabelle2.C2" office:value-type="string">
              <text:p text:style-name="MP4">TGE/I</text:p>
            </table:table-cell>
          </table:table-row>
        </table:table>
        <text:p text:style-name="Header"/>
      </style:header>
      <style:footer>
        <text:p text:style-name="MP1"><text:span text:style-name="MT1">Seite </text:span><text:span text:style-name="MT2"><text:page-number text:select-page="current">6</text:page-number></text:span><text:span text:style-name="MT2"><text:s/></text:span><text:span text:style-name="MT1">von 69</text:span></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08:41:18.343000000</meta:creation-date>
    <dc:date>2022-06-29T09:13:24.888000000</dc:date>
    <meta:editing-duration>PT27M27S</meta:editing-duration>
    <meta:editing-cycles>5</meta:editing-cycles>
    <meta:generator>LibreOffice/7.2.7.2$Windows_x86 LibreOffice_project/8d71d29d553c0f7dcbfa38fbfda25ee34cce99a2</meta:generator>
    <meta:document-statistic meta:table-count="1" meta:image-count="0" meta:object-count="0" meta:page-count="6" meta:paragraph-count="23" meta:word-count="335" meta:character-count="2310" meta:non-whitespace-character-count="1993"/>
  </office:meta>
</office:document-meta>
</file>